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011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0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shapes>
          <draw:frame draw:z-index="0" draw:style-name="gr1" draw:text-style-name="P1" svg:width="23.073cm" svg:height="15.27cm" svg:x="0.435cm" svg:y="5.393cm">
            <draw:object draw:notify-on-update-of-ranges="Tabelle1.A1:Tabelle1.A1 Tabelle1.A2:Tabelle1.A10 Tabelle1.B1:Tabelle1.B1 Tabelle1.B2:Tabelle1.B10 Tabelle1.C1:Tabelle1.C1 Tabelle1.C2:Tabelle1.C10 Tabelle1.D1:Tabelle1.D1 Tabelle1.D2:Tabelle1.D10 Tabelle1.E1:Tabelle1.E1 Tabelle1.E2:Tabelle1.E10 Tabelle1.F1:Tabelle1.F1 Tabelle1.F2:Tabelle1.F1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2" office:value-type="string">
            <text:p>xml.sax</text:p>
          </table:table-cell>
          <table:table-cell table:style-name="ce2" office:value-type="string">
            <text:p>xml.dom.minidom</text:p>
          </table:table-cell>
          <table:table-cell table:style-name="ce2" office:value-type="string">
            <text:p>ecoxipy.dom_output</text:p>
          </table:table-cell>
          <table:table-cell table:style-name="ce2" office:value-type="string">
            <text:p>ecoxipy_element_output</text:p>
          </table:table-cell>
          <table:table-cell table:style-name="ce2" office:value-type="string">
            <text:p>ecoxipy_string_output</text:p>
          </table:table-cell>
          <table:table-cell table:style-name="ce1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7617092133">
            <text:p>0.158</text:p>
          </table:table-cell>
          <table:table-cell office:value-type="float" office:value="0.157427787781">
            <text:p>0.157</text:p>
          </table:table-cell>
          <table:table-cell office:value-type="float" office:value="0.208935976028">
            <text:p>0.209</text:p>
          </table:table-cell>
          <table:table-cell office:value-type="float" office:value="0.258892059326">
            <text:p>0.259</text:p>
          </table:table-cell>
          <table:table-cell office:value-type="float" office:value="0.109443902969">
            <text:p>0.10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48976135254">
            <text:p>0.349</text:p>
          </table:table-cell>
          <table:table-cell office:value-type="float" office:value="0.377737998962">
            <text:p>0.378</text:p>
          </table:table-cell>
          <table:table-cell office:value-type="float" office:value="0.510096073151">
            <text:p>0.510</text:p>
          </table:table-cell>
          <table:table-cell office:value-type="float" office:value="0.589324951172">
            <text:p>0.589</text:p>
          </table:table-cell>
          <table:table-cell office:value-type="float" office:value="0.289050102234">
            <text:p>0.289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54814004898">
            <text:p>0.655</text:p>
          </table:table-cell>
          <table:table-cell office:value-type="float" office:value="0.721642017365">
            <text:p>0.722</text:p>
          </table:table-cell>
          <table:table-cell office:value-type="float" office:value="0.986457109451">
            <text:p>0.986</text:p>
          </table:table-cell>
          <table:table-cell office:value-type="float" office:value="1.11569786072">
            <text:p>1.116</text:p>
          </table:table-cell>
          <table:table-cell office:value-type="float" office:value="0.580981969833">
            <text:p>0.58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09530496597">
            <text:p>1.095</text:p>
          </table:table-cell>
          <table:table-cell office:value-type="float" office:value="1.19749808311">
            <text:p>1.197</text:p>
          </table:table-cell>
          <table:table-cell office:value-type="float" office:value="1.66447997093">
            <text:p>1.664</text:p>
          </table:table-cell>
          <table:table-cell office:value-type="float" office:value="1.83625793457">
            <text:p>1.836</text:p>
          </table:table-cell>
          <table:table-cell office:value-type="float" office:value="0.971810102463">
            <text:p>0.972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60222005844">
            <text:p>1.602</text:p>
          </table:table-cell>
          <table:table-cell office:value-type="float" office:value="1.79909801483">
            <text:p>1.799</text:p>
          </table:table-cell>
          <table:table-cell office:value-type="float" office:value="2.4889831543">
            <text:p>2.489</text:p>
          </table:table-cell>
          <table:table-cell office:value-type="float" office:value="2.77056503296">
            <text:p>2.771</text:p>
          </table:table-cell>
          <table:table-cell office:value-type="float" office:value="1.513630867">
            <text:p>1.51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5153422356">
            <text:p>2.252</text:p>
          </table:table-cell>
          <table:table-cell office:value-type="float" office:value="2.54376387596">
            <text:p>2.544</text:p>
          </table:table-cell>
          <table:table-cell office:value-type="float" office:value="3.51236009598">
            <text:p>3.512</text:p>
          </table:table-cell>
          <table:table-cell office:value-type="float" office:value="3.87349104881">
            <text:p>3.873</text:p>
          </table:table-cell>
          <table:table-cell office:value-type="float" office:value="2.10527300835">
            <text:p>2.10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91274619102">
            <text:p>3.913</text:p>
          </table:table-cell>
          <table:table-cell office:value-type="float" office:value="4.4367711544">
            <text:p>4.437</text:p>
          </table:table-cell>
          <table:table-cell office:value-type="float" office:value="6.04266285896">
            <text:p>6.043</text:p>
          </table:table-cell>
          <table:table-cell office:value-type="float" office:value="6.76258111">
            <text:p>6.763</text:p>
          </table:table-cell>
          <table:table-cell office:value-type="float" office:value="3.68719506264">
            <text:p>3.687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05711197853">
            <text:p>6.057</text:p>
          </table:table-cell>
          <table:table-cell office:value-type="float" office:value="6.80994796753">
            <text:p>6.810</text:p>
          </table:table-cell>
          <table:table-cell office:value-type="float" office:value="9.37935400009">
            <text:p>9.379</text:p>
          </table:table-cell>
          <table:table-cell office:value-type="float" office:value="10.3336830139">
            <text:p>10.334</text:p>
          </table:table-cell>
          <table:table-cell office:value-type="float" office:value="5.60354399681">
            <text:p>5.60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57419586182">
            <text:p>8.574</text:p>
          </table:table-cell>
          <table:table-cell office:value-type="float" office:value="9.72608494759">
            <text:p>9.726</text:p>
          </table:table-cell>
          <table:table-cell office:value-type="float" office:value="13.4643940926">
            <text:p>13.464</text:p>
          </table:table-cell>
          <table:table-cell office:value-type="float" office:value="14.7066299915">
            <text:p>14.707</text:p>
          </table:table-cell>
          <table:table-cell office:value-type="float" office:value="8.29254198074">
            <text:p>8.293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20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.04.2013</text:date>, <text:time>00:45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00:45:10</dc:date>
    <dc:creator>Michael Pohl</dc:creator>
    <meta:generator>OpenOffice.org/3.4$Unix OpenOffice.org_project/340m1$Build-9590</meta:generator>
    <meta:editing-duration>PT19M23S</meta:editing-duration>
    <meta:editing-cycles>3</meta:editing-cycles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0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0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0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0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0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0116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20116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074cm" svg:height="15.271cm" xlink:href=".." xlink:type="simple" chart:class="chart:scatter" chart:style-name="ch1">
        <chart:title svg:x="8.561cm" svg:y="0.44cm" chart:style-name="ch2">
          <text:p>ECoXiPy Performance Tests</text:p>
        </chart:title>
        <chart:subtitle svg:x="6.175cm" svg:y="1.53cm" chart:style-name="ch3">
          <text:p>Creation of a sample HTML document with generated content</text:p>
        </chart:subtitle>
        <chart:legend svg:x="14.233cm" svg:y="3.162cm" style:legend-expansion="custom" chartooo:width="7.17cm" chartooo:height="4.377cm" style:legend-expansion-aspect-ratio="1.63810829335161" chart:style-name="ch4"/>
        <chart:plot-area chart:style-name="ch5" table:cell-range-address="Tabelle1.A1:Tabelle1.F10" chart:data-source-has-labels="both" svg:x="1.397cm" svg:y="2.91cm" svg:width="12.424cm" svg:height="11.311cm">
          <chartooo:coordinate-region svg:x="2.043cm" svg:y="3.108cm" svg:width="11.58cm" svg:height="10.468cm"/>
          <chart:axis chart:dimension="x" chart:name="primary-x" chart:style-name="ch6" chartooo:axis-type="auto">
            <chart:title svg:x="3.996cm" svg:y="14.527cm" chart:style-name="ch7">
              <text:p>Data Count (exponentially growing document size)</text:p>
            </chart:title>
            <chart:categories table:cell-range-address="Tabelle1.A2:Tabelle1.A10"/>
            <chart:grid chart:style-name="ch8" chart:class="major"/>
          </chart:axis>
          <chart:axis chart:dimension="y" chart:name="primary-y" chart:style-name="ch9">
            <chart:title svg:x="0.407cm" svg:y="10.993cm" chart:style-name="ch10">
              <text:p>Time to build document [seconds]</text:p>
            </chart:title>
            <chart:grid chart:style-name="ch8" chart:class="major"/>
          </chart:axis>
          <chart:series chart:style-name="ch11" chart:values-cell-range-address="Tabelle1.B2:Tabelle1.B10" chart:label-cell-address="Tabelle1.B1:Tabelle1.B1" chart:class="chart:scatter">
            <chart:domain table:cell-range-address="Tabelle1.A2:Tabelle1.A10"/>
            <chart:data-point chart:repeated="9"/>
          </chart:series>
          <chart:series chart:style-name="ch12" chart:values-cell-range-address="Tabelle1.C2:Tabelle1.C10" chart:label-cell-address="Tabelle1.C1:Tabelle1.C1" chart:class="chart:scatter">
            <chart:data-point chart:repeated="9"/>
          </chart:series>
          <chart:series chart:style-name="ch13" chart:values-cell-range-address="Tabelle1.D2:Tabelle1.D10" chart:label-cell-address="Tabelle1.D1:Tabelle1.D1" chart:class="chart:scatter">
            <chart:data-point chart:repeated="9"/>
          </chart:series>
          <chart:series chart:style-name="ch14" chart:values-cell-range-address="Tabelle1.E2:Tabelle1.E10" chart:label-cell-address="Tabelle1.E1:Tabelle1.E1" chart:class="chart:scatter">
            <chart:data-point chart:repeated="9"/>
          </chart:series>
          <chart:series chart:style-name="ch15" chart:values-cell-range-address="Tabelle1.F2:Tabelle1.F10" chart:label-cell-address="Tabelle1.F1:Tabelle1.F1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Tabelle1.B1:Tabelle1.B1</svg:desc>
                </draw:g>
              </table:table-cell>
              <table:table-cell office:value-type="string">
                <text:p>xml.dom.minidom</text:p>
                <draw:g>
                  <svg:desc>Tabelle1.C1:Tabelle1.C1</svg:desc>
                </draw:g>
              </table:table-cell>
              <table:table-cell office:value-type="string">
                <text:p>ecoxipy.dom_output</text:p>
                <draw:g>
                  <svg:desc>Tabelle1.D1:Tabelle1.D1</svg:desc>
                </draw:g>
              </table:table-cell>
              <table:table-cell office:value-type="string">
                <text:p>ecoxipy_element_output</text:p>
                <draw:g>
                  <svg:desc>Tabelle1.E1:Tabelle1.E1</svg:desc>
                </draw:g>
              </table:table-cell>
              <table:table-cell office:value-type="string">
                <text:p>ecoxipy_string_output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A2:Tabelle1.A10</svg:desc>
                </draw:g>
              </table:table-cell>
              <table:table-cell office:value-type="float" office:value="0.157617092133">
                <text:p>0.157617092133</text:p>
                <draw:g>
                  <svg:desc>Tabelle1.B2:Tabelle1.B10</svg:desc>
                </draw:g>
              </table:table-cell>
              <table:table-cell office:value-type="float" office:value="0.157427787781">
                <text:p>0.157427787781</text:p>
                <draw:g>
                  <svg:desc>Tabelle1.C2:Tabelle1.C10</svg:desc>
                </draw:g>
              </table:table-cell>
              <table:table-cell office:value-type="float" office:value="0.208935976028">
                <text:p>0.208935976028</text:p>
                <draw:g>
                  <svg:desc>Tabelle1.D2:Tabelle1.D10</svg:desc>
                </draw:g>
              </table:table-cell>
              <table:table-cell office:value-type="float" office:value="0.258892059326">
                <text:p>0.258892059326</text:p>
                <draw:g>
                  <svg:desc>Tabelle1.E2:Tabelle1.E10</svg:desc>
                </draw:g>
              </table:table-cell>
              <table:table-cell office:value-type="float" office:value="0.109443902969">
                <text:p>0.109443902969</text:p>
                <draw:g>
                  <svg:desc>Tabelle1.F2:Tabelle1.F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8976135254">
                <text:p>0.348976135254</text:p>
              </table:table-cell>
              <table:table-cell office:value-type="float" office:value="0.377737998962">
                <text:p>0.377737998962</text:p>
              </table:table-cell>
              <table:table-cell office:value-type="float" office:value="0.510096073151">
                <text:p>0.510096073151</text:p>
              </table:table-cell>
              <table:table-cell office:value-type="float" office:value="0.589324951172">
                <text:p>0.589324951172</text:p>
              </table:table-cell>
              <table:table-cell office:value-type="float" office:value="0.289050102234">
                <text:p>0.2890501022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54814004898">
                <text:p>0.654814004898</text:p>
              </table:table-cell>
              <table:table-cell office:value-type="float" office:value="0.721642017365">
                <text:p>0.721642017365</text:p>
              </table:table-cell>
              <table:table-cell office:value-type="float" office:value="0.986457109451">
                <text:p>0.986457109451</text:p>
              </table:table-cell>
              <table:table-cell office:value-type="float" office:value="1.11569786072">
                <text:p>1.11569786072</text:p>
              </table:table-cell>
              <table:table-cell office:value-type="float" office:value="0.580981969833">
                <text:p>0.5809819698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9530496597">
                <text:p>1.09530496597</text:p>
              </table:table-cell>
              <table:table-cell office:value-type="float" office:value="1.19749808311">
                <text:p>1.19749808311</text:p>
              </table:table-cell>
              <table:table-cell office:value-type="float" office:value="1.66447997093">
                <text:p>1.66447997093</text:p>
              </table:table-cell>
              <table:table-cell office:value-type="float" office:value="1.83625793457">
                <text:p>1.83625793457</text:p>
              </table:table-cell>
              <table:table-cell office:value-type="float" office:value="0.971810102463">
                <text:p>0.9718101024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0222005844">
                <text:p>1.60222005844</text:p>
              </table:table-cell>
              <table:table-cell office:value-type="float" office:value="1.79909801483">
                <text:p>1.79909801483</text:p>
              </table:table-cell>
              <table:table-cell office:value-type="float" office:value="2.4889831543">
                <text:p>2.4889831543</text:p>
              </table:table-cell>
              <table:table-cell office:value-type="float" office:value="2.77056503296">
                <text:p>2.77056503296</text:p>
              </table:table-cell>
              <table:table-cell office:value-type="float" office:value="1.513630867">
                <text:p>1.5136308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25153422356">
                <text:p>2.25153422356</text:p>
              </table:table-cell>
              <table:table-cell office:value-type="float" office:value="2.54376387596">
                <text:p>2.54376387596</text:p>
              </table:table-cell>
              <table:table-cell office:value-type="float" office:value="3.51236009598">
                <text:p>3.51236009598</text:p>
              </table:table-cell>
              <table:table-cell office:value-type="float" office:value="3.87349104881">
                <text:p>3.87349104881</text:p>
              </table:table-cell>
              <table:table-cell office:value-type="float" office:value="2.10527300835">
                <text:p>2.105273008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91274619102">
                <text:p>3.91274619102</text:p>
              </table:table-cell>
              <table:table-cell office:value-type="float" office:value="4.4367711544">
                <text:p>4.4367711544</text:p>
              </table:table-cell>
              <table:table-cell office:value-type="float" office:value="6.04266285896">
                <text:p>6.04266285896</text:p>
              </table:table-cell>
              <table:table-cell office:value-type="float" office:value="6.76258111">
                <text:p>6.76258111</text:p>
              </table:table-cell>
              <table:table-cell office:value-type="float" office:value="3.68719506264">
                <text:p>3.687195062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5711197853">
                <text:p>6.05711197853</text:p>
              </table:table-cell>
              <table:table-cell office:value-type="float" office:value="6.80994796753">
                <text:p>6.80994796753</text:p>
              </table:table-cell>
              <table:table-cell office:value-type="float" office:value="9.37935400009">
                <text:p>9.37935400009</text:p>
              </table:table-cell>
              <table:table-cell office:value-type="float" office:value="10.3336830139">
                <text:p>10.3336830139</text:p>
              </table:table-cell>
              <table:table-cell office:value-type="float" office:value="5.60354399681">
                <text:p>5.603543996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.57419586182">
                <text:p>8.57419586182</text:p>
              </table:table-cell>
              <table:table-cell office:value-type="float" office:value="9.72608494759">
                <text:p>9.72608494759</text:p>
              </table:table-cell>
              <table:table-cell office:value-type="float" office:value="13.4643940926">
                <text:p>13.4643940926</text:p>
              </table:table-cell>
              <table:table-cell office:value-type="float" office:value="14.7066299915">
                <text:p>14.7066299915</text:p>
              </table:table-cell>
              <table:table-cell office:value-type="float" office:value="8.29254198074">
                <text:p>8.29254198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